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e305" officeooo:paragraph-rsid="0011e305"/>
    </style:style>
    <style:style style:name="P2" style:family="paragraph" style:parent-style-name="Standard">
      <style:text-properties officeooo:rsid="0012afa5" officeooo:paragraph-rsid="0012afa5"/>
    </style:style>
    <style:style style:name="P3" style:family="paragraph" style:parent-style-name="Standard">
      <style:text-properties fo:font-size="16pt" fo:font-weight="bold" officeooo:rsid="0011e305" officeooo:paragraph-rsid="0011e305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bold" officeooo:rsid="0011e305" officeooo:paragraph-rsid="0011e305" style:font-weight-asian="bold" style:font-weight-complex="bold"/>
    </style:style>
    <style:style style:name="P5" style:family="paragraph" style:parent-style-name="Standard">
      <style:text-properties fo:font-weight="bold" officeooo:rsid="0011e305" officeooo:paragraph-rsid="0012ba0e" style:font-weight-asian="bold" style:font-weight-complex="bold"/>
    </style:style>
    <style:style style:name="P6" style:family="paragraph" style:parent-style-name="Standard">
      <style:text-properties fo:font-weight="bold" officeooo:rsid="0011e305" officeooo:paragraph-rsid="00145c18" style:font-weight-asian="bold" style:font-weight-complex="bold"/>
    </style:style>
    <style:style style:name="P7" style:family="paragraph" style:parent-style-name="Standard">
      <style:text-properties fo:font-weight="bold" officeooo:rsid="0011e305" officeooo:paragraph-rsid="00146d6f" style:font-weight-asian="bold" style:font-weight-complex="bold"/>
    </style:style>
    <style:style style:name="P8" style:family="paragraph" style:parent-style-name="Standard">
      <style:text-properties fo:font-weight="bold" officeooo:rsid="0011e305" officeooo:paragraph-rsid="0015d3e4" style:font-weight-asian="bold" style:font-weight-complex="bold"/>
    </style:style>
    <style:style style:name="P9" style:family="paragraph" style:parent-style-name="Standard">
      <style:text-properties fo:font-weight="bold" officeooo:rsid="0011e305" officeooo:paragraph-rsid="00171424" style:font-weight-asian="bold" style:font-weight-complex="bold"/>
    </style:style>
    <style:style style:name="P10" style:family="paragraph" style:parent-style-name="Standard">
      <style:text-properties fo:font-weight="bold" officeooo:rsid="0011e305" officeooo:paragraph-rsid="0017330b" style:font-weight-asian="bold" style:font-weight-complex="bold"/>
    </style:style>
    <style:style style:name="P11" style:family="paragraph" style:parent-style-name="Standard">
      <style:text-properties fo:font-weight="bold" officeooo:rsid="0011e305" officeooo:paragraph-rsid="001a40b7" style:font-weight-asian="bold" style:font-weight-complex="bold"/>
    </style:style>
    <style:style style:name="P12" style:family="paragraph" style:parent-style-name="Standard">
      <style:text-properties fo:font-weight="bold" officeooo:rsid="0011e305" officeooo:paragraph-rsid="001bf035" style:font-weight-asian="bold" style:font-weight-complex="bold"/>
    </style:style>
    <style:style style:name="P13" style:family="paragraph" style:parent-style-name="Standard">
      <style:text-properties officeooo:rsid="001322d1" officeooo:paragraph-rsid="001322d1"/>
    </style:style>
    <style:style style:name="P14" style:family="paragraph" style:parent-style-name="Standard">
      <style:text-properties fo:font-weight="normal" officeooo:rsid="00145c18" officeooo:paragraph-rsid="00145c18" style:font-weight-asian="normal" style:font-weight-complex="normal"/>
    </style:style>
    <style:style style:name="P15" style:family="paragraph" style:parent-style-name="Standard">
      <style:text-properties officeooo:rsid="00171424" officeooo:paragraph-rsid="00171424"/>
    </style:style>
    <style:style style:name="P16" style:family="paragraph" style:parent-style-name="Standard">
      <style:text-properties officeooo:rsid="0017330b" officeooo:paragraph-rsid="0017330b"/>
    </style:style>
    <style:style style:name="P17" style:family="paragraph" style:parent-style-name="Standard">
      <style:text-properties officeooo:rsid="00190158" officeooo:paragraph-rsid="00190158"/>
    </style:style>
    <style:style style:name="P18" style:family="paragraph" style:parent-style-name="Standard">
      <style:text-properties officeooo:rsid="001bf035" officeooo:paragraph-rsid="001bf035"/>
    </style:style>
    <style:style style:name="P19" style:family="paragraph" style:parent-style-name="Standard">
      <style:text-properties fo:font-style="italic" fo:font-weight="normal" officeooo:rsid="001322d1" officeooo:paragraph-rsid="001322d1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afa5" style:font-weight-asian="normal" style:font-weight-complex="normal"/>
    </style:style>
    <style:style style:name="T3" style:family="text">
      <style:text-properties fo:font-weight="normal" officeooo:rsid="0012ba0e" style:font-weight-asian="normal" style:font-weight-complex="normal"/>
    </style:style>
    <style:style style:name="T4" style:family="text">
      <style:text-properties fo:font-weight="normal" officeooo:rsid="00145c18" style:font-weight-asian="normal" style:font-weight-complex="normal"/>
    </style:style>
    <style:style style:name="T5" style:family="text">
      <style:text-properties fo:font-weight="normal" officeooo:rsid="00146d6f" style:font-weight-asian="normal" style:font-weight-complex="normal"/>
    </style:style>
    <style:style style:name="T6" style:family="text">
      <style:text-properties fo:font-weight="normal" officeooo:rsid="0015d3e4" style:font-weight-asian="normal" style:font-weight-complex="normal"/>
    </style:style>
    <style:style style:name="T7" style:family="text">
      <style:text-properties fo:font-weight="normal" officeooo:rsid="00171424" style:font-weight-asian="normal" style:font-weight-complex="normal"/>
    </style:style>
    <style:style style:name="T8" style:family="text">
      <style:text-properties fo:font-weight="normal" officeooo:rsid="0017330b" style:font-weight-asian="normal" style:font-weight-complex="normal"/>
    </style:style>
    <style:style style:name="T9" style:family="text">
      <style:text-properties fo:font-weight="normal" officeooo:rsid="00190158" style:font-weight-asian="normal" style:font-weight-complex="normal"/>
    </style:style>
    <style:style style:name="T10" style:family="text">
      <style:text-properties fo:font-weight="normal" officeooo:rsid="001a40b7" style:font-weight-asian="normal" style:font-weight-complex="normal"/>
    </style:style>
    <style:style style:name="T11" style:family="text">
      <style:text-properties fo:font-weight="normal" officeooo:rsid="001bf035" style:font-weight-asian="normal" style:font-weight-complex="normal"/>
    </style:style>
    <style:style style:name="T12" style:family="text">
      <style:text-properties fo:font-weight="normal" officeooo:rsid="001ee672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45c18"/>
    </style:style>
    <style:style style:name="T15" style:family="text">
      <style:text-properties officeooo:rsid="0017330b"/>
    </style:style>
    <style:style style:name="T16" style:family="text">
      <style:text-properties officeooo:rsid="00190158"/>
    </style:style>
    <style:style style:name="T17" style:family="text">
      <style:text-properties officeooo:rsid="001a40b7"/>
    </style:style>
    <style:style style:name="T18" style:family="text">
      <style:text-properties officeooo:rsid="001bf035"/>
    </style:style>
    <style:style style:name="T19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ychlost </text:p>
      <text:p text:style-name="P13">Příkazy rychlosti mění rychlost pohybu Ozobota z šnečího kroku (nejpomalejší )až po extra zrychlení(nejrachlejší). </text:p>
      <text:p text:style-name="P2"><text:span text:style-name="T19">šnečí krok(nejpomaleji)→ pomalu → běžná rychlost → rychle→ zrychlení→ extra zrychlení</text:span> </text:p>
      <text:p text:style-name="P4">šnečí krok – <text:span text:style-name="T2">Zpomalení robota na 3 sekundy, extra pomalá rychlost.</text:span></text:p>
      <text:p text:style-name="P5"><text:span text:style-name="T14">p</text:span>omalu – <text:span text:style-name="T3">Příkaz pomalé rychlosti,platí dokud robot nenačte nový kód rychlosti nebo je vypnut.</text:span></text:p>
      <text:p text:style-name="P4">běžná rychlost – <text:span text:style-name="T3">Příkaz pro nastavení běžné rychlosti. </text:span></text:p>
      <text:p text:style-name="P5"><text:span text:style-name="T14">r</text:span>ychle – <text:span text:style-name="T3">Příkaz pro zvýšení rychlosti,platí dokud robot nenačte nový kód rychlosti nebo je vypnut.</text:span></text:p>
      <text:p text:style-name="P5"><text:span text:style-name="T14">z</text:span>rychlení – <text:s/><text:span text:style-name="T3">Příkaz pro extra zvýšení rychlosti,platí dokud robot nenačte nový kód rychlosti nebo je vypnut.</text:span></text:p>
      <text:p text:style-name="P5">extra zrychlení – <text:span text:style-name="T2">Z</text:span><text:span text:style-name="T3">rychlení</text:span><text:span text:style-name="T2"> robota na 3 sekundy, extra </text:span><text:span text:style-name="T3">vysoká </text:span><text:span text:style-name="T2">rychlost.</text:span></text:p>
      <text:p text:style-name="P1"/>
      <text:p text:style-name="P3">Směr</text:p>
      <text:p text:style-name="P14">Příkazy směru říkají robotu jak se má zachovat na křižovatce a kdy má odbočit. </text:p>
      <text:p text:style-name="P19">Ozobot se na křižovatkách rozhoduje zcela náhodně. <text:span text:style-name="T14">Pokud je dán příkaz odboč vlevo a křižovatka tento směr nemá Ozobot se přepne zpět do náhodného módu.</text:span></text:p>
      <text:p text:style-name="P4">jdi doleva – <text:span text:style-name="T4">Příkaz pro odbočení doleva na následující křižovatce. </text:span></text:p>
      <text:p text:style-name="P6">jdi rovně – <text:span text:style-name="T4">Příkaz pro projetí rovně na následující křižovatce. <text:s/></text:span></text:p>
      <text:p text:style-name="P6">jdi doprava – <text:span text:style-name="T4">Příkaz pro odbočení doprava na následující křižovatce. </text:span></text:p>
      <text:p text:style-name="P7">hledej vlevo – <text:span text:style-name="T5">Příkaz pro okamžité otočení robota o 90 stupňů doleva, a hledání nové trasy v tomto směru. Při nelezení nové trasy robot náhodně vybere nový směr na nové trase.</text:span></text:p>
      <text:p text:style-name="P8">hledej rovně - <text:span text:style-name="T6">Příkaz pro pokračování robota rovně po skončení řádku. Kód nebude fungovat, jestliže Ozobot narazí na křižovatku před ukončením řádků.</text:span></text:p>
      <text:p text:style-name="P7">hledej vpravo – <text:span text:style-name="T5">Příkaz pro okamžité otočení robota o 90 stupňů doleva, a hledání nové trasy v tomto směru. Při nelezení nové trasy robot náhodně vybere nový směr na nové trase.</text:span></text:p>
      <text:p text:style-name="P4">otoč se – <text:span text:style-name="T7">Příkaz pro otočení robota vzad a pokračování v cestě opačným směrem. </text:span></text:p>
      <text:p text:style-name="P9">otoč se (konec cesty) - <text:span text:style-name="T7">Příkaz pro otočení robota vzad a pokračování v cestě opačným směrem. Příkaz na konci trasy. </text:span></text:p>
      <text:p text:style-name="P1"/>
      <text:p text:style-name="P3">Časovač</text:p>
      <text:p text:style-name="P15">Příkazy časovače říkají Ozobtu, kdy si má dát pauzu, nebo kdy má začít počítat čas. </text:p>
      <text:p text:style-name="P4">časovač zapnut – <text:span text:style-name="T7">Příkaz pro aktivování časovače. Ozobot odpočítává 30 sekund a pokračuje dále v trase včetně plnění příkazu. Jakmile dojde čas Ozobot se vypne! Během odpočtu Ozobot bliká, s blížícím se koncem blikání zrychluje. </text:span></text:p>
      <text:p text:style-name="P4">časovač vypnut – <text:span text:style-name="T7">Příkaz pro vypnutí časovače a pokračování v běžném režimu. </text:span></text:p>
      <text:p text:style-name="P4">pauza 3 sekundy – <text:span text:style-name="T7">Příkaz pro zastavení robota na 3 sekundy, poté dále pokračuje v běžném režimu. </text:span></text:p>
      <text:p text:style-name="P1"/>
      <text:p text:style-name="P3">Tanec</text:p>
      <text:p text:style-name="P16">Taneční příkazy rozhýbou Ozobota do zajímavých kreací. </text:p>
      <text:p text:style-name="P1"><text:span text:style-name="T13">tornádo – </text:span><text:span text:style-name="T15">Ozobot se dvakrát otočí kolem své osy se zvyšující rychlostí, poté pokračuje dále v trase v běžném režimu. </text:span></text:p>
      <text:p text:style-name="P10">cik-cak – <text:span text:style-name="T8">Ozobot začne kličkovat vpravo-vlevo-vpravo-vlevo ve stejmném směru kterým jel. P</text:span><text:span text:style-name="T7">oté dále pokračuje v běžném režimu. </text:span></text:p>
      <text:p text:style-name="P10">Otočky – <text:span text:style-name="T8">Ozobot se dvakrát otočí kolem své osy stejnou rychlostí, poté pokračuje dále v trase v běžném režimu. </text:span></text:p>
      <text:p text:style-name="P4">pozpátku – <text:span text:style-name="T8">Ozobot se otočí o 180 stupňů a začne couvat houpavým krokem. Poté se otočí zpět a pokračuje rovně v běžném režimu. </text:span></text:p>
      <text:p text:style-name="P1"/>
      <text:p text:style-name="P3">Počítadlo </text:p>
      <text:p text:style-name="P17">Příkazy počítadla řeknou Ozobotu ať spočítá 5 křižovatek,odboček nebo změn barvy. </text:p>
      <text:p text:style-name="P4">počítadlo zapnuto – <text:span text:style-name="T9">Ozobot začne počítat křižovatky (typu „T“ i <text:s/>„+“) jakmile napočítá do 5 provede manévr „Hotovo“ přestane se pohybovat a bliká červeně.</text:span></text:p>
      <text:p text:style-name="P4">počítání otočení – <text:span text:style-name="T9">Příkaz stejný jako předchozí, Oz</text:span><text:span text:style-name="T12">o</text:span><text:span text:style-name="T9">b</text:span><text:span text:style-name="T12">o</text:span><text:span text:style-name="T9">t v tomto případě počítá pouze křižovatky na kterých odbočí, pokud jede rovně křižovatku nepočítá. Lze využít příkazu „jdi rovně“ případně nechat Ozobota vybrat náhodně. </text:span><text:span text:style-name="T1"><text:s/></text:span></text:p>
      <text:p text:style-name="P4">počítání <text:s/>barev – <text:span text:style-name="T9">Ozobot začíná počítat změny barev, jakmile napočíta 5 změn zastaví se. <text:s/>Změna barvy trasy se počítá např. z červené na zelenou, změna z nebo na černou barvu není započtena. Aby byl barevný segment započten musí být delší než 2 cm.</text:span><text:span text:style-name="T16"> </text:span></text:p>
      <text:p text:style-name="P4">počítání bodů – <text:span text:style-name="T10">Ozobot začne odpočítávat body (speciálním přikazem viz níže) od 5 do 0. Jakmile dosáhne 0 udělá manévr „Hotovo“ <text:s/>stojí a bliká červeně. Body lze také přičítat viz níže.</text:span><text:span text:style-name="T17"> </text:span></text:p>
      <text:p text:style-name="P4">+1 bod – <text:span text:style-name="T10">Zvýší počítadlo bodů o 1 bod. </text:span></text:p>
      <text:p text:style-name="P11">-1 bod – <text:span text:style-name="T10">Sníží <text:s/>počítadlo bodů o 1 bod. </text:span></text:p>
      <text:p text:style-name="P1"/>
      <text:p text:style-name="P3">Výhra / Konec</text:p>
      <text:p text:style-name="P18">Příkazy pro výhru či konec, řeknou Ozobotu, zda dojel do cíle a může oslavovat, případně zda prohrál a hra pro něj skončila. </text:p>
      <text:p text:style-name="P4">výhra / hraj znovu – <text:span text:style-name="T11">Ozobot zatančí taneček „Hotovo“ a může dále pokračovat v cestě. </text:span></text:p>
      <text:p text:style-name="P12">prohra / konec hry – <text:span text:style-name="T11">Ozobot zatančí taneček „Hotovo“ ale cesta pro něj skončil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23cm" fo:margin-bottom="0.284cm" fo:margin-left="0.688cm" fo:margin-right="0.305cm" style:writing-mode="lr-tb" style:footnote-max-height="0cm">
        <style:columns fo:column-count="2">
          <style:column style:rel-width="7475*" fo:start-indent="0cm" fo:end-indent="0.146cm"/>
          <style:column style:rel-width="7095*" fo:start-indent="0.146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08:52:05.034000000</meta:creation-date>
    <dc:date>2017-08-14T10:12:25.168000000</dc:date>
    <meta:editing-duration>PT36M51S</meta:editing-duration>
    <meta:editing-cycles>10</meta:editing-cycles>
    <meta:generator>LibreOffice/5.1.6.2$Windows_X86_64 LibreOffice_project/07ac168c60a517dba0f0d7bc7540f5afa45f0909</meta:generator>
    <meta:document-statistic meta:table-count="0" meta:image-count="0" meta:object-count="0" meta:page-count="1" meta:paragraph-count="43" meta:word-count="643" meta:character-count="4152" meta:non-whitespace-character-count="3488"/>
  </office:meta>
</office:document-meta>
</file>